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100000D7D219FCA7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0pt" fo:font-style="italic" style:font-size-asian="10pt" style:font-style-asian="italic" style:font-name-complex="Arial1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0pt" fo:font-style="italic" officeooo:rsid="002468c6" officeooo:paragraph-rsid="002468c6" style:font-size-asian="10pt" style:font-style-asian="italic" style:font-name-complex="Arial1" style:font-size-complex="10pt"/>
    </style:style>
    <style:style style:name="P4" style:family="paragraph" style:parent-style-name="Standard">
      <style:text-properties style:font-name="Arial1" fo:font-size="11pt" fo:font-weight="bold" officeooo:rsid="001f8293" officeooo:paragraph-rsid="001f8293" style:font-size-asian="11pt" style:font-weight-asian="bold" style:font-name-complex="Arial1" style:font-size-complex="11pt"/>
    </style:style>
    <style:style style:name="P5" style:family="paragraph" style:parent-style-name="Standard">
      <style:text-properties fo:color="#808080" style:font-name="Arial1" fo:font-size="14pt" fo:font-weight="bold" style:font-size-asian="14pt" style:font-weight-asian="bold" style:font-name-complex="Arial1" style:font-size-complex="14pt"/>
    </style:style>
    <style:style style:name="P6" style:family="paragraph" style:parent-style-name="Standard">
      <style:text-properties fo:language="none" fo:country="none" style:language-asian="none" style:country-asian="none"/>
    </style:style>
    <style:style style:name="P7" style:family="paragraph" style:parent-style-name="Standard">
      <style:paragraph-properties>
        <style:tab-stops>
          <style:tab-stop style:position="3.845cm"/>
        </style:tab-stops>
      </style:paragraph-properties>
    </style:style>
    <style:style style:name="P8" style:family="paragraph" style:parent-style-name="Standard">
      <style:text-properties officeooo:paragraph-rsid="001a0489"/>
    </style:style>
    <style:style style:name="P9" style:family="paragraph" style:parent-style-name="Standard">
      <style:paragraph-properties fo:text-align="justify" style:justify-single-word="false"/>
      <style:text-properties style:font-name="Arial" fo:font-style="normal" officeooo:rsid="001bc3a8" officeooo:paragraph-rsid="001bc3a8" style:font-style-asian="normal"/>
    </style:style>
    <style:style style:name="P10" style:family="paragraph" style:parent-style-name="Standard" style:master-page-name="Standard">
      <style:paragraph-properties style:page-number="auto">
        <style:tab-stops>
          <style:tab-stop style:position="5.909cm"/>
        </style:tab-stops>
      </style:paragraph-properties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Arial1" fo:font-size="10pt" fo:font-style="italic" officeooo:rsid="0020aeec" officeooo:paragraph-rsid="0021cfaf" style:font-size-asian="10pt" style:font-style-asian="italic" style:font-name-complex="Arial1" style:font-size-complex="10pt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Arial1" fo:font-size="10pt" fo:font-style="italic" officeooo:rsid="0022e3c8" officeooo:paragraph-rsid="0022e3c8" style:font-size-asian="10pt" style:font-style-asian="italic" style:font-name-complex="Arial1" style:font-size-complex="10pt"/>
    </style:style>
    <style:style style:name="P13" style:family="paragraph" style:parent-style-name="Standard" style:list-style-name="L2">
      <style:paragraph-properties fo:text-align="justify" style:justify-single-word="false"/>
      <style:text-properties style:font-name="Arial1" fo:font-size="10pt" fo:font-style="italic" officeooo:rsid="0022e3c8" officeooo:paragraph-rsid="0022e3c8" style:font-size-asian="10pt" style:font-style-asian="italic" style:font-name-complex="Arial1" style:font-size-complex="10pt"/>
    </style:style>
    <style:style style:name="P14" style:family="paragraph" style:parent-style-name="Standard" style:list-style-name="L3">
      <style:paragraph-properties fo:text-align="justify" style:justify-single-word="false"/>
      <style:text-properties style:font-name="Arial1" fo:font-size="10pt" fo:font-style="italic" officeooo:rsid="0021cfaf" officeooo:paragraph-rsid="0021cfaf" style:font-size-asian="10pt" style:font-style-asian="italic" style:font-name-complex="Arial1" style:font-size-complex="10pt"/>
    </style:style>
    <style:style style:name="T1" style:family="text">
      <style:text-properties style:font-name="Arial1" fo:font-size="12pt" fo:font-weight="normal" style:font-size-asian="12pt" style:font-weight-asian="normal" style:font-name-complex="Arial1" style:font-size-complex="12pt" style:font-weight-complex="normal"/>
    </style:style>
    <style:style style:name="T2" style:family="text">
      <style:text-properties style:font-name="Arial1" fo:font-size="12pt" fo:font-weight="normal" officeooo:rsid="001a0489" style:font-size-asian="12pt" style:font-weight-asian="normal" style:font-name-complex="Arial1" style:font-size-complex="12pt" style:font-weight-complex="normal"/>
    </style:style>
    <style:style style:name="T3" style:family="text">
      <style:text-properties fo:color="#808080" style:font-name="Arial1" fo:font-size="13pt" fo:font-weight="bold" style:font-size-asian="13pt" style:font-weight-asian="bold" style:font-name-complex="Arial1" style:font-size-complex="13pt"/>
    </style:style>
    <style:style style:name="T4" style:family="text">
      <style:text-properties fo:color="#808080" style:font-name="Arial1" fo:font-size="14pt" fo:font-weight="bold" style:font-size-asian="14pt" style:font-weight-asian="bold" style:font-name-complex="Arial1" style:font-size-complex="14pt"/>
    </style:style>
    <style:style style:name="T5" style:family="text">
      <style:text-properties fo:color="#000000" style:font-name="Arial1" fo:font-size="12pt" fo:font-weight="normal" officeooo:rsid="001a0489" style:font-size-asian="10.5pt" style:font-weight-asian="normal" style:font-name-complex="Arial1" style:font-size-complex="12pt" style:font-weight-complex="normal"/>
    </style:style>
    <style:style style:name="T6" style:family="text">
      <style:text-properties fo:color="#000000" style:font-name="Arial1" fo:font-size="12pt" fo:font-weight="normal" officeooo:rsid="00276754" style:font-size-asian="10.5pt" style:font-weight-asian="normal" style:font-name-complex="Arial1" style:font-size-complex="12pt" style:font-weight-complex="normal"/>
    </style:style>
    <style:style style:name="T7" style:family="text">
      <style:text-properties fo:color="#000000" style:font-name="Arial" fo:font-size="12pt" fo:font-weight="normal" officeooo:rsid="001a0489" style:font-size-asian="12pt" style:font-weight-asian="normal" style:font-name-complex="Arial1" style:font-size-complex="12pt" style:font-weight-complex="normal"/>
    </style:style>
    <style:style style:name="T8" style:family="text">
      <style:text-properties officeooo:rsid="0021cfaf"/>
    </style:style>
    <style:style style:name="T9" style:family="text">
      <style:text-properties officeooo:rsid="0022e3c8"/>
    </style:style>
    <style:style style:name="T10" style:family="text">
      <style:text-properties officeooo:rsid="002468c6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-content" style:horizontal-pos="center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ab/></text:p>
      <text:p text:style-name="P6"><draw:frame draw:style-name="fr1" draw:name="Marco1" text:anchor-type="char" svg:x="-1.905cm" svg:y="0.148cm" svg:width="19.05cm" svg:height="4.128cm" draw:z-index="1"><draw:text-box><text:p text:style-name="P8"><text:span text:style-name="T3">Titulo:</text:span><text:span text:style-name="T1"> </text:span><text:span text:style-name="T2">Integración de servicios audiovisuales de TV terrestre e IPTV</text:span></text:p><text:p text:style-name="P8"><text:span text:style-name="T3">Autor:</text:span><text:span text:style-name="T4"> </text:span><text:span text:style-name="T5">Santiago </text:span><text:span text:style-name="T6">Seifert</text:span></text:p><text:p text:style-name="Standard"><text:span text:style-name="T3">Director:</text:span><text:span text:style-name="T4"> </text:span><text:span text:style-name="T7">Dr. Federico Balaguer</text:span></text:p><text:p text:style-name="Standard"><text:span text:style-name="T3">Carrera:</text:span><text:span text:style-name="T4"> </text:span><text:span text:style-name="T5">Licenciatura en Informática</text:span></text:p><text:p text:style-name="P5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P7"><draw:frame draw:style-name="fr1" draw:name="Marco3" text:anchor-type="char" svg:x="-2.223cm" svg:y="9.292cm" svg:width="9.208cm" svg:height="4.445cm" draw:z-index="2"><draw:text-box><text:list xml:id="list5752537206905191900" text:style-name="L1"><text:list-item><text:p text:style-name="P11">Televisión digital terrestre</text:p></text:list-item><text:list-item><text:p text:style-name="P11"><text:span text:style-name="T8">Extensión de lista</text:span> de servicios</text:p></text:list-item><text:list-item><text:p text:style-name="P11">ISDB-Tb</text:p></text:list-item><text:list-item><text:p text:style-name="P11">IPTV</text:p></text:list-item><text:list-item><text:p text:style-name="P11"><text:span text:style-name="T8">S</text:span>istema híbrido de transmisión</text:p></text:list-item><text:list-item><text:p text:style-name="P11"><text:span text:style-name="T8">E</text:span>xtensión de formato MPEG 2 Transport stream</text:p></text:list-item><text:list-item><text:p text:style-name="P12">Construcción de flujos de transporte</text:p></text:list-item><text:list-item><text:p text:style-name="P12">Reproductor de Televisión Digital Terrestre</text:p></text:list-item><text:list-item><text:p text:style-name="P12">Extensión de OpenCaster</text:p></text:list-item><text:list-item><text:p text:style-name="P12">Modificación de Wari, proyecto Kuntur</text:p></text:list-item></text:list></draw:text-box></draw:frame><draw:frame draw:style-name="fr1" draw:name="Marco4" text:anchor-type="char" svg:x="7.62cm" svg:y="9.292cm" svg:width="9.208cm" svg:height="4.445cm" draw:z-index="3"><draw:text-box><text:p text:style-name="P3">Los sistemas híbridos de transmisión de servicios audiovisuales responden a un esfuerzo sostenido a lo largo de los últimos años para incrementar la matriz de contenidos y audiencia. El enfoque ordenado y simple de este trabajo cumple con los objetivos planteados, abriendo además un abanico atractivo de posibles búsquedas tecnológicas que responden a las agendas de muchas de las empresas más grandes del mundo.</text:p></draw:text-box></draw:frame><draw:frame draw:style-name="fr1" draw:name="Marco5" text:anchor-type="char" svg:x="7.62cm" svg:y="14.372cm" svg:width="9.208cm" svg:height="4.445cm" draw:z-index="5"><draw:text-box><text:list xml:id="list779988625819630765" text:style-name="L2"><text:list-item><text:p text:style-name="P13">Reubicación de objetos en Object-Based Broadcasting.</text:p></text:list-item><text:list-item><text:p text:style-name="P13">Reubicación por eventos.</text:p></text:list-item><text:list-item><text:p text:style-name="P13">Soporte de IPV6.</text:p></text:list-item><text:list-item><text:p text:style-name="P13">Omisión de PMT pequeñas.</text:p></text:list-item></text:list></draw:text-box></draw:frame><draw:frame draw:style-name="fr1" draw:name="Marco6" text:anchor-type="char" svg:x="-2.223cm" svg:y="14.372cm" svg:width="9.208cm" svg:height="4.445cm" draw:z-index="4"><draw:text-box><text:list xml:id="list3896629423402567456" text:style-name="L3"><text:list-item><text:p text:style-name="P14">Esquema de extensión del formato MPEG-2 Transport Stream</text:p></text:list-item><text:list-item><text:p text:style-name="P14">Prototipo de transmisión de la norma ISDT-Tb extendida y construcción de flujos de transporte de referencia.</text:p></text:list-item><text:list-item><text:p text:style-name="P14">Prototipo de recepción del formato híbrido de transmisión ISDB-Tb e IPTV.</text:p></text:list-item><text:list-item><text:p text:style-name="P14">Análisis de impacto y beneficio del nuevo formato de transmisión.</text:p></text:list-item></text:list><text:p text:style-name="P2"/></draw:text-box></draw:frame><draw:frame draw:style-name="fr1" draw:name="Marco2" text:anchor-type="char" svg:x="-2.223cm" svg:y="2.625cm" svg:width="19.05cm" svg:height="5.398cm" draw:z-index="6"><draw:text-box><text:p text:style-name="P9"><text:span text:style-name="T9">Este trabajo</text:span> <text:span text:style-name="T9">busca el aumento de la lista de servicios provista por la televisión digital terrestre. El objetivo es extender la</text:span> norma ISDB-Tb (<text:span text:style-name="T9">utilizada en Argentina</text:span>) para la inclusión de servicios audiovisuales transmitidos por red IP. <text:span text:style-name="T9">Con esto,</text:span> se combina la robustez de la emisión broadcast por radiofrecuencia y la flexibilidad de IPTV. El resultado esperado es un sistema híbrido con una lista de servicios con tamaño comparable a la televisión analógica por cable, con la confiabilidad, la calidad y el alcance de la televisión digital terrestre. <text:span text:style-name="T10">El impacto de este trabajo se evalúa sobre una infraestructura real con flujos de transporte de referencia.</text:span></text:p></draw:text-box></draw:frame><text:tab/><draw:frame draw:style-name="fr1" draw:name="Marco7" text:anchor-type="char" svg:x="13.42cm" svg:y="20.249cm" svg:width="4.445cm" svg:height="0.635cm" draw:z-index="7"><draw:text-box><text:p text:style-name="P4">Agosto, 2015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A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ge-content" style:horizontal-pos="center" style:horizontal-rel="page-content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3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75cm" fo:margin-left="0cm" fo:margin-right="0cm" fo:margin-bottom="3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char" svg:y="-4.763cm" svg:width="21.006cm" svg:height="29.235cm" draw:z-index="0"><draw:image xlink:href="Pictures/10000000000009B100000D7D219FCA71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adna</meta:initial-creator>
    <meta:creation-date>2010-09-21T13:01:00</meta:creation-date>
    <dc:date>2015-07-28T16:39:46.525201531</dc:date>
    <meta:print-date>2010-09-22T11:00:00</meta:print-date>
    <meta:editing-cycles>18</meta:editing-cycles>
    <meta:editing-duration>PT2H16M35S</meta:editing-duration>
    <meta:generator>LibreOffice/4.2.8.2$Linux_X86_64 LibreOffice_project/420m0$Build-2</meta:generator>
    <meta:document-statistic meta:table-count="0" meta:image-count="1" meta:object-count="0" meta:page-count="1" meta:paragraph-count="27" meta:word-count="309" meta:character-count="1965" meta:non-whitespace-character-count="1697"/>
  </office:meta>
</office:document-meta>
</file>